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ymbol" svg:font-family="Symbol" style:font-charset="x-symbol"/>
    <style:font-face style:name="Tahoma1" svg:font-family="Tahoma"/>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ranslationTable1" style:family="table">
      <style:table-properties style:width="25.7cm" table:align="margins"/>
    </style:style>
    <style:style style:name="TranslationTable1.A" style:family="table-column">
      <style:table-column-properties style:column-width="12.85cm" style:rel-column-width="32767*"/>
    </style:style>
    <style:style style:name="TranslationTable1.B" style:family="table-column">
      <style:table-column-properties style:column-width="12.85cm" style:rel-column-width="32768*"/>
    </style:style>
    <style:style style:name="TranslationTable1.A1" style:family="table-cell">
      <style:table-cell-properties fo:padding="0.097cm" fo:border-left="0.002cm solid #000000" fo:border-right="none" fo:border-top="0.002cm solid #000000" fo:border-bottom="0.002cm solid #000000"/>
    </style:style>
    <style:style style:name="TranslationTable1.B1" style:family="table-cell">
      <style:table-cell-properties fo:padding="0.097cm" fo:border="0.002cm solid #000000"/>
    </style:style>
    <style:style style:name="TranslationTable1.A2" style:family="table-cell">
      <style:table-cell-properties fo:padding="0.097cm" fo:border-left="0.002cm solid #000000" fo:border-right="none" fo:border-top="none" fo:border-bottom="0.002cm solid #000000"/>
    </style:style>
    <style:style style:name="TranslationTable1.B2" style:family="table-cell">
      <style:table-cell-properties fo:padding="0.097cm" fo:border-left="0.002cm solid #000000" fo:border-right="0.002cm solid #000000" fo:border-top="none" fo:border-bottom="0.002cm solid #000000"/>
    </style:style>
    <style:style style:name="Table1" style:family="table">
      <style:table-properties style:width="25.7cm" table:align="margins"/>
    </style:style>
    <style:style style:name="Table1.A" style:family="table-column">
      <style:table-column-properties style:column-width="13.847cm" style:rel-column-width="35309*"/>
    </style:style>
    <style:style style:name="Table1.B" style:family="table-column">
      <style:table-column-properties style:column-width="11.853cm" style:rel-column-width="30226*"/>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fo:language="en" fo:country="GB" fo:font-weight="bold"/>
    </style:style>
    <style:style style:name="P2" style:family="paragraph" style:parent-style-name="Text_20_body">
      <style:text-properties fo:language="en" fo:country="GB"/>
    </style:style>
    <style:style style:name="P3" style:family="paragraph" style:parent-style-name="Text_20_body">
      <style:paragraph-properties fo:margin-left="0.635cm" fo:margin-right="0cm" fo:text-indent="-0.635cm" style:auto-text-indent="false"/>
    </style:style>
    <style:style style:name="P4" style:family="paragraph" style:parent-style-name="Table_20_Contents">
      <style:text-properties fo:font-weight="bold" style:font-weight-asian="bold" style:font-weight-complex="bold"/>
    </style:style>
    <style:style style:name="P5" style:family="paragraph" style:parent-style-name="Table_20_Contents">
      <style:text-properties fo:font-weight="normal" style:font-weight-asian="normal" style:font-weight-complex="normal"/>
    </style:style>
    <style:style style:name="P6" style:family="paragraph" style:parent-style-name="Standard">
      <style:text-properties fo:font-weight="normal" style:font-weight-asian="normal" style:font-weight-complex="normal"/>
    </style:style>
    <style:style style:name="P7" style:family="paragraph" style:parent-style-name="Heading_20_1">
      <style:paragraph-properties fo:break-before="page"/>
    </style:style>
    <style:style style:name="T1" style:family="text">
      <style:text-properties fo:font-style="italic"/>
    </style:style>
    <style:style style:name="T2" style:family="text">
      <style:text-properties fo:font-weight="bold"/>
    </style:style>
    <style:style style:name="T3" style:family="text">
      <style:text-properties style:font-name="Symbol" fo:language="en" fo:country="GB"/>
    </style:style>
    <style:style style:name="T4" style:family="text">
      <style:text-properties fo:font-variant="normal" fo:text-transform="none" style:font-name="Symbol" fo:language="en" fo:country="GB"/>
    </style:style>
    <style:style style:name="T5" style:family="text">
      <style:text-properties fo:language="en" fo:country="GB"/>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EpiData Association, Jens Lauritsen</text:h>
      <text:h text:style-name="Heading_20_1" text:outline-level="1"> Translation of EpiData Analysis documents</text:h>
      <text:p text:style-name="Standard">V 1.5 – Oct. 2006</text:p>
      <text:p text:style-name="Standard">Levels of translation:</text:p>
      <text:p text:style-name="Standard">A. Installation</text:p>
      <text:p text:style-name="Standard">B. Installation + start files + acknowledgements</text:p>
      <text:p text:style-name="Standard">C. Installation + start files <text:s/>+ acknowledgements + commands and functions reference </text:p>
      <text:p text:style-name="Standard">D. Installation + start files <text:s/>+ acknowledgements + commands and functions reference + other ”small” html files used during installation.</text:p>
      <text:p text:style-name="Standard">Further documents</text:p>
      <text:p text:style-name="Standard">E: menu texts</text:p>
      <text:p text:style-name="Standard"/>
      <text:p text:style-name="Standard">A translation principle is expected to be implemented allowing for user control of texts on the interface, informative messages and error messages when running analysis. </text:p>
      <text:p text:style-name="Standard"/>
      <text:p text:style-name="Standard">The basic layout is that menu's etc are translated by an extension of the texts already translated for EpiData Entry. Reuse of the principle there will allow for easier addition of translation of only those parts of analysis not already used in EpiData Entry. <text:s/>The language file structure is described in the documentation for EpiData Entry. </text:p>
      <text:p text:style-name="Standard"/>
      <text:p text:style-name="P1">How to translate the menu file:</text:p>
      <text:p text:style-name="P2">Translated menu files are files with the general name <text:span text:style-name="T1">language</text:span>.lang.txt. The same files are used for EpiData Entry and EpiData Analysis. </text:p>
      <text:p text:style-name="Text_20_body"> </text:p>
      <text:p text:style-name="P2">The English version of the menu file is not needed to run EpiData Entry or Analysis. </text:p>
      <text:p text:style-name="P2">To start the analysis make a c<text:span text:style-name="T2">opy the file English.lang.Txt</text:span> to e.g. Chinese.Lang.Txt.</text:p>
      <text:p text:style-name="Text_20_body"> </text:p>
      <text:p text:style-name="P2">In the English.lang.Txt you will find two kinds of lines: Lines in brackets […] and lines using this format: xxxxx=text  where xxxxx is a number. Text in brackets are ignored by EpiData Entry of Analysis and need not be translated. This text is only supplied to make it possible to figure out where in the program the translated is used.</text:p>
      <text:p text:style-name="P2">Translate all lines using the xxxxx=text format. <text:span text:style-name="T2">Do not change the numbers! </text:span></text:p>
      <text:p text:style-name="Text_20_body">The number series in the files are as follows:</text:p>
      <text:p text:style-name="Text_20_body">100-120: basic information to run the programmes, including version numbers and abbreviations</text:p>
      <text:p text:style-name="Text_20_body">250-999: Core lines from EpiData Analysis for menu's, buttons etc. </text:p>
      <text:p text:style-name="Text_20_body">1000-9999: EpiData Entry Core lines</text:p>
      <text:p text:style-name="Text_20_body">10000-69000: EpiData Entry supplementary information lines</text:p>
      <text:p text:style-name="Text_20_body">75000-100000: EpiData Analysis supplementary information lines</text:p>
      <text:p text:style-name="Text_20_body"><text:s/></text:p>
      <text:p text:style-name="P2">Lines with numbers lower than 10000 are text that are placed in menus, buttons, labels etc. EpiData is sensitive to the length of these texts. Make sure to test that the translated text fits in all buttons, menus etc.</text:p>
      <text:p text:style-name="Text_20_body"> </text:p>
      <text:p text:style-name="P2">Lines with numbers higher than 10000 are hints and error-messages. These texts are less sensitive when it comes to the length. </text:p>
      <text:p text:style-name="Text_20_body"> </text:p>
      <text:p text:style-name="P2">Tildes (~) are used to indicate linebreak. Please keep the ~'s in the logically same place as in the English version.</text:p>
      <text:p text:style-name="Text_20_body"> </text:p>
      <text:p text:style-name="P2">Ampersands (&amp;) indicate the "hot-key", that is the letter that is underscored in menus and other forms. It is recommended that the traditional Windows hot-keys are used (Alt+F in File etc., Alt+P for print) but make sure that no two menuitems have the same hot-key.</text:p>
      <text:p text:style-name="Text_20_body"> </text:p>
      <text:p text:style-name="P2">The lines with the codenumbers 100-120 have a special meaning, e.g.:</text:p>
      <text:p text:style-name="Text_20_body"><text:span text:style-name="T3">·</text:span><text:span text:style-name="T4">         </text:span><text:span text:style-name="T5">100=[Language] specifies the language, e.g. 100=Francais. Used in the about box.</text:span></text:p>
      <text:p text:style-name="P3"><text:span text:style-name="T3">·</text:span><text:span text:style-name="T4">         </text:span><text:span text:style-name="T5">101=3.0 <text:s/>Must be 3.0 for version 3.0 since the language files are specific to each version.</text:span></text:p>
      <text:p text:style-name="P3"><text:span text:style-name="T3">·</text:span><text:span text:style-name="T4">         </text:span><text:span text:style-name="T5">102=2.0 <text:s/>Analysis version</text:span></text:p>
      <text:p text:style-name="P3"><text:span text:style-name="T3">·</text:span><text:span text:style-name="T4">         </text:span><text:span text:style-name="T5">103=Characterset for analysis output</text:span></text:p>
      <text:p text:style-name="P3"><text:span text:style-name="T3">·</text:span><text:span text:style-name="T4">         </text:span><text:span text:style-name="T5">105=[Country code] specifies the country code used to find the rigth version of the helpfile, readme.rtf and EpiTour.Hlp. If a country code is specified then EpiData looks for EpiData_code.hlp for the helpfile. If not found then EpiData.hlp which is the English helpfile will be used. Example: 105=FR will make EpiData look for EpiData_FR.hlp when it needs the helpfile.</text:span></text:p>
      <text:p text:style-name="Text_20_body"> </text:p>
      <text:p text:style-name="P3"><text:span text:style-name="T3">·</text:span><text:span text:style-name="T4">         </text:span><text:span text:style-name="T5">110=[Translator's name]  e.g. 110=M.Olsen.    Used in the About box.</text:span></text:p>
      <text:p text:style-name="Text_20_body"> </text:p>
      <text:p text:style-name="P3"><text:span text:style-name="T3">·</text:span><text:span text:style-name="T4">         </text:span><text:span text:style-name="T5">120=[Internetaddress of local version's homepage]   Used in the About box.</text:span></text:p>
      <text:p text:style-name="Text_20_body"> </text:p>
      <text:p text:style-name="P2">When the menu language file has been translated you can use the utility CompLand.Exe found in the directory "EpiData menus" to compare your translated file with the English file to make sure that all lines were translated.</text:p>
      <text:p text:style-name="Text_20_body"> </text:p>
      <text:p text:style-name="P2">To check the translation you can run the utility <text:span text:style-name="T2">complang.exe</text:span> which will show your translated lines next to the same line in the original txt file. </text:p>
      <text:p text:style-name="Standard"/>
      <text:p text:style-name="Standard">Texts for the installation:</text:p>
      <table:table table:name="TranslationTable1" table:style-name="TranslationTable1">
        <table:table-column table:style-name="TranslationTable1.A"/>
        <table:table-column table:style-name="TranslationTable1.B"/>
        <table:table-header-rows>
          <table:table-row>
            <table:table-cell table:style-name="TranslationTable1.A1" office:value-type="string">
              <text:p text:style-name="Table_20_Heading">Text (First line should not be translated)</text:p>
            </table:table-cell>
            <table:table-cell table:style-name="TranslationTable1.B1" office:value-type="string">
              <text:p text:style-name="Table_20_Heading">Translation </text:p>
            </table:table-cell>
          </table:table-row>
        </table:table-header-rows>
        <table:table-row>
          <table:table-cell table:style-name="TranslationTable1.A2" office:value-type="string">
            <text:p text:style-name="P4">License document</text:p>
            <text:p text:style-name="Table_20_Contents"/>
            <text:p text:style-name="Table_20_Contents">Always get latest version from Http://www.epidata.dk/download.php</text:p>
            <text:p text:style-name="Table_20_Contents"/>
            <text:p text:style-name="Table_20_Contents">EpiData Association made thorough efforts in producing a fail-safe program, in compliance with extensive testing principles. </text:p>
            <text:p text:style-name="Table_20_Contents"/>
            <text:p text:style-name="Table_20_Contents">By using the software you agree with this Statement:</text:p>
            <text:p text:style-name="Table_20_Contents">EpiData Association cannot in any circumstance be held responsible for error, loss of data, work time or other losses incurred by or in relation to the program. </text:p>
            <text:p text:style-name="Table_20_Contents"/>
            <text:p text:style-name="Table_20_Contents">For use of EpiData Analysis in courses and routine field work see statement in introduction document.</text:p>
            <text:p text:style-name="Table_20_Contents"/>
            <text:p text:style-name="Table_20_Contents">Jens Lauritsen</text:p>
            <text:p text:style-name="Table_20_Contents">EpiData Association, info@epidata.dk</text:p>
            <text:p text:style-name="Table_20_Contents"/>
            <text:p text:style-name="Table_20_Contents">Translation to ....... by <text:s/></text:p>
          </table:table-cell>
          <table:table-cell table:style-name="TranslationTable1.B2" office:value-type="string">
            <text:p text:style-name="Table_20_Contents"/>
            <text:p text:style-name="Table_20_Contents"/>
          </table:table-cell>
        </table:table-row>
        <table:table-row>
          <table:table-cell table:style-name="TranslationTable1.A2" office:value-type="string">
            <text:p text:style-name="P4">Type of installation:</text:p>
            <text:p text:style-name="Table_20_Contents">Installation type</text:p>
            <text:p text:style-name="Table_20_Contents">Please specify installation, then click Next:</text:p>
            <text:p text:style-name="Table_20_Contents">Standard Setup</text:p>
            <text:p text:style-name="Table_20_Contents">User Defined Setup</text:p>
            <text:p text:style-name="Table_20_Contents"/>
          </table:table-cell>
          <table:table-cell table:style-name="TranslationTable1.B2" office:value-type="string">
            <text:p text:style-name="Table_20_Contents"/>
          </table:table-cell>
        </table:table-row>
        <table:table-row>
          <table:table-cell table:style-name="TranslationTable1.A2" office:value-type="string">
            <text:p text:style-name="P4">Default folder selection:</text:p>
            <text:p text:style-name="P5">EpiData Analysis – default folder</text:p>
            <text:p text:style-name="P5">Desktop</text:p>
            <text:p text:style-name="P5">Application Data</text:p>
            <text:p text:style-name="P5">Simple</text:p>
            <text:p text:style-name="P5">Standard </text:p>
          </table:table-cell>
          <table:table-cell table:style-name="TranslationTable1.B2" office:value-type="string">
            <text:p text:style-name="Table_20_Contents"/>
          </table:table-cell>
        </table:table-row>
        <table:table-row>
          <table:table-cell table:style-name="TranslationTable1.A2" office:value-type="string">
            <text:p text:style-name="P4">Tasks during installation:</text:p>
            <text:p text:style-name="P5">Icon on desktop</text:p>
            <text:p text:style-name="P5">Quick Start Icon</text:p>
            <text:p text:style-name="P5">Associate pgm files with EpIData Analysis (EpiDataStat.exe)</text:p>
          </table:table-cell>
          <table:table-cell table:style-name="TranslationTable1.B2" office:value-type="string">
            <text:p text:style-name="Table_20_Contents"/>
          </table:table-cell>
        </table:table-row>
        <table:table-row>
          <table:table-cell table:style-name="TranslationTable1.A2" office:value-type="string">
            <text:p text:style-name="P4">After installation show introduction</text:p>
            <text:p text:style-name="P4"/>
            <text:p text:style-name="P5">view introduction</text:p>
          </table:table-cell>
          <table:table-cell table:style-name="TranslationTable1.B2" office:value-type="string">
            <text:p text:style-name="Table_20_Contents"/>
            <text:p text:style-name="Table_20_Contents"/>
          </table:table-cell>
        </table:table-row>
        <table:table-row>
          <table:table-cell table:style-name="TranslationTable1.A2" office:value-type="string">
            <text:p text:style-name="P5">General reference for EpiData Analysis and EpiData DataEntry is:</text:p>
            <text:p text:style-name="P5"/>
            <text:p text:style-name="P5">EpiData Analysis is based on a number of individual contributions:</text:p>
            <text:p text:style-name="P5"/>
            <text:p text:style-name="P5">Design, interface, implementation, documentation, testdesign, programming.</text:p>
            <text:p text:style-name="P5"/>
            <text:p text:style-name="P5">Development and Specification of SPC modules in collaboration with </text:p>
          </table:table-cell>
          <table:table-cell table:style-name="TranslationTable1.B2" office:value-type="string">
            <text:p text:style-name="P5"/>
            <text:p text:style-name="P5"/>
          </table:table-cell>
        </table:table-row>
        <table:table-row>
          <table:table-cell table:style-name="TranslationTable1.A2" office:value-type="string">
            <text:p text:style-name="P5">Funding and acknowledgements.</text:p>
            <text:p text:style-name="P5">An updated list of attained funding is available at </text:p>
            <text:p text:style-name="P5"/>
            <text:p text:style-name="P5">Further credits and acknowledgements at: </text:p>
            <text:p text:style-name="P5"/>
            <text:p text:style-name="P5">International translations made to several languages, see Http://www.epidata.dk <text:s/></text:p>
            <text:p text:style-name="P5"/>
            <text:p text:style-name="P5">For donations to further development see help file or send an e-mail to info@epidata.dk. </text:p>
            <text:p text:style-name="P5"/>
            <text:p text:style-name="P5">Isolated parts of source code based on freeware and shareware components. Please consult credit pages. </text:p>
            <text:p text:style-name="P5"/>
            <text:p text:style-name="P5">&lt;h3&gt;Contributors (period involved)&lt;/h3&gt;</text:p>
            <text:p text:style-name="P5">&lt;ul&gt;&lt;li&gt;JM.Lauritsen (2001-) <text:s/>&lt;br&gt;Coordinator. Design, interface, implementation, documentation, testdesign, programming.</text:p>
            <text:p text:style-name="P5">&lt;li&gt;S.Mahmud (2002-2003). Design, Programming and Implementation of core functionality. </text:p>
            <text:p text:style-name="P5">&lt;li&gt;Programming and specification: M.Bruus(2004-). Programming: T.Christiansen(2004-)</text:p>
            <text:p text:style-name="P5">&lt;li&gt;Other Contributors &lt;/b&gt;</text:p>
            <text:p text:style-name="P5">&lt;Ul&gt;&lt;li&gt;Development and Specification of SPC modules in collaboration with Gruk, Norway: V.Høgli (2004), B. Nyen (2004-)</text:p>
            <text:p text:style-name="P5">&lt;li&gt;Testdesign and documentation: J. Hockin(2004-)</text:p>
            <text:p text:style-name="P5">&lt;li&gt;Specific testing: Several users (HB.Rieder, Neville Verlander, V.Høgli, B. Nyen, C Green, Jamie Hockin, Pedro Arias, Louk Meertens and others)</text:p>
            <text:p text:style-name="P5">&lt;li&gt;Statistical methods: S Kreiner (2004-) </text:p>
            <text:p text:style-name="P5"/>
            <text:p text:style-name="P5">EpiData and EpiData analysis are extensions based on the commands and standards defined in the Epi Info v6 software for DOS originally </text:p>
            <text:p text:style-name="P5">published as </text:p>
            <text:p text:style-name="P5"/>
            <text:p text:style-name="P5">Parts of analysis has been based on rewritten source code extracts from the Epi6 source code into analysis (MLE and stratified analysis). </text:p>
            <text:p text:style-name="P5"/>
          </table:table-cell>
          <table:table-cell table:style-name="TranslationTable1.B2" office:value-type="string">
            <text:p text:style-name="P5"/>
          </table:table-cell>
        </table:table-row>
        <table:table-row>
          <table:table-cell table:style-name="TranslationTable1.A2" office:value-type="string">
            <text:p text:style-name="P6">Disclaimer</text:p>
            <text:p text:style-name="P5">The EpiData Analysis software program was developed and tested to ensure fail-safe analysis and documentation of data. We made every possible effort in producing a fail-safe program, but cannot in any circumstance be held responsible for errors, loss of data, work time or other losses incurred by or in relation to the program. A copy of test documentation and procedures available on request. It is always good practice to compare different types of software until you are familiar with a given type of software.</text:p>
          </table:table-cell>
          <table:table-cell table:style-name="TranslationTable1.B2" office:value-type="string">
            <text:p text:style-name="P6"/>
            <text:p text:style-name="P5"/>
          </table:table-cell>
        </table:table-row>
        <table:table-row>
          <table:table-cell table:style-name="TranslationTable1.A2" office:value-type="string">
            <text:p text:style-name="P5">No pay for EpiData</text:p>
            <text:p text:style-name="P5">EpiData and EpiData Analysis is freeware. This means that the program as such cannot be sold for money or service value. It is absolutely free. </text:p>
            <text:p text:style-name="P5">All translated versions must ALSO be supplied as free. </text:p>
            <text:p text:style-name="P5"/>
            <text:p text:style-name="P5">There can be &lt;b&gt;NO&lt;/b&gt; charge taken by a web site for downloading of EpiData. </text:p>
            <text:p text:style-name="P5"/>
            <text:p text:style-name="P5">Costs for developing questionnaires, setting up computers, printing of documentation etc. for use of EpiData can be paid for (postage and handling or worktime). </text:p>
          </table:table-cell>
          <table:table-cell table:style-name="TranslationTable1.B2" office:value-type="string">
            <text:p text:style-name="P6"/>
          </table:table-cell>
        </table:table-row>
        <table:table-row>
          <table:table-cell table:style-name="TranslationTable1.A2" office:value-type="string">
            <text:p text:style-name="P5">Use of EpiData Entry and EpiData Analysis in courses or routine field work: </text:p>
            <text:p text:style-name="P5">Course materials based on contents of Http://www.epidata.dk cannot be sold for money value without agreements with the EpiData Association. </text:p>
            <text:p text:style-name="P5">The programme cannot be part of course materials which are sold for money value. Costs for course participation can be paid separately. </text:p>
            <text:p text:style-name="P5"/>
            <text:p text:style-name="P5">Organisations outside low-income countries using EpiData as a base for courses or routine field use must assist with funding or support for further development and maintenance of software. Contact info@epidata.dk for clarification. <text:s/></text:p>
            <text:p text:style-name="P5"/>
            <text:p text:style-name="P5">Do always inform of the possibility for free downloading from www.epidata.dk</text:p>
          </table:table-cell>
          <table:table-cell table:style-name="TranslationTable1.B2" office:value-type="string">
            <text:p text:style-name="P6"/>
          </table:table-cell>
        </table:table-row>
      </table:table>
      <text:p text:style-name="Text_20_body"/>
      <text:h text:style-name="Heading_20_1" text:outline-level="1"/>
      <text:h text:style-name="P7" text:outline-level="1">Texts showing up in the html pages of Analysis:</text:h>
      <table:table table:name="Table1" table:style-name="Table1">
        <table:table-column table:style-name="Table1.A"/>
        <table:table-column table:style-name="Table1.B"/>
        <table:table-header-rows>
          <table:table-row>
            <table:table-cell table:style-name="Table1.A1" office:value-type="string">
              <text:p text:style-name="Table_20_Heading">Text</text:p>
            </table:table-cell>
            <table:table-cell table:style-name="Table1.B1" office:value-type="string">
              <text:p text:style-name="Table_20_Heading">Translation </text:p>
            </table:table-cell>
          </table:table-row>
        </table:table-header-rows>
        <table:table-row>
          <table:table-cell table:style-name="Table1.A2" office:value-type="string">
            <text:p text:style-name="Table_20_Contents">{How to ...} <text:s text:c="3"/></text:p>
            <text:p text:style-name="Table_20_Contents">{Commands &amp; Functions} <text:s text:c="3"/></text:p>
            <text:p text:style-name="Table_20_Contents">{Explain Screen Contents} <text:s text:c="3"/></text:p>
            <text:p text:style-name="Table_20_Contents">{More information} <text:s text:c="3"/></text:p>
            <text:p text:style-name="Table_20_Contents">{Disclaimer}</text:p>
            <text:p text:style-name="Table_20_Contents"/>
            <text:p text:style-name="Table_20_Contents">EpiData Analysis - <text:s/>Copyright 2002-2005 </text:p>
            <text:p text:style-name="Table_20_Contents"/>
            <text:p text:style-name="Table_20_Contents">Epidata Association {www.epidata.dk}</text:p>
            <text:p text:style-name="Table_20_Contents"><text:s text:c="2"/>* Beginners: Use workprocess toolbar </text:p>
            <text:p text:style-name="Table_20_Contents"><text:s text:c="2"/>* Experienced users: Command Prompt and Function Keys (F2 F3 F4) </text:p>
            <text:p text:style-name="Table_20_Contents"/>
            <text:p text:style-name="P5"><text:s text:c="2"/>* To see this page again, press F1 <text:s/></text:p>
          </table:table-cell>
          <table:table-cell table:style-name="Table1.B2" office:value-type="string">
            <text:p text:style-name="Table_20_Contents"/>
          </table:table-cell>
        </table:table-row>
        <table:table-row>
          <table:table-cell table:style-name="Table1.A2" office:value-type="string">
            <text:p text:style-name="P5">Basic setup of the EpiData Analysis programme. </text:p>
            <text:p text:style-name="P5">Follow the points below to define default size of texts and position on the screen. <text:s/></text:p>
            <text:p text:style-name="P5"><text:s text:c="2"/>1. Where should EpiData Analysis show up ? </text:p>
            <text:p text:style-name="P5"><text:s text:c="4"/>* Change Size and or position </text:p>
            <text:p text:style-name="P5"><text:s text:c="4"/>* Save new position in window menu</text:p>
            <text:p text:style-name="P5"/>
            <text:p text:style-name="P5"><text:s text:c="2"/>2. Select background and text colour </text:p>
            <text:p text:style-name="P5"><text:s text:c="4"/>* {White background} </text:p>
            <text:p text:style-name="P5"><text:s text:c="4"/>* {Black background} </text:p>
            <text:p text:style-name="P5"/>
            <text:p text:style-name="P5"><text:s text:c="2"/>3. Try various sizes of the text: </text:p>
            <text:p text:style-name="P5"><text:s text:c="4"/>* Try {font size=20} </text:p>
            <text:p text:style-name="P5">4. When you like the size click on the number below and you have chosen that size from now on </text:p>
            <text:p text:style-name="P5"><text:s text:c="4"/>* Set {size=20} </text:p>
            <text:p text:style-name="P5"><text:s text:c="2"/>5. Finally save changes and close. <text:s text:c="5"/>{End Setup (Save and close)}</text:p>
            <text:p text:style-name="P4"/>
          </table:table-cell>
          <table:table-cell table:style-name="Table1.B2" office:value-type="string">
            <text:p text:style-name="Table_20_Contents"/>
          </table:table-cell>
        </table:table-row>
      </table:table>
      <text:p text:style-name="Standard"/>
      <text:h text:style-name="Heading_20_1" text:outline-level="1">User documents which must be translated for release of a ”translated version”.</text:h>
      <text:p text:style-name="Standard"/>
      <text:p text:style-name="Standard">EpidataAnalysis_Introduction.doc</text:p>
      <text:p text:style-name="Standard"/>
      <text:p text:style-name="Standard">FlowSheet_analysis.doc</text:p>
      <text:p text:style-name="Standard"/>
      <text:p text:style-name="Standard">commands.htm</text:p>
      <text:p text:style-name="Standard"/>
      <text:h text:style-name="Heading_20_1" text:outline-level="1">Translation of help documents</text:h>
      <text:p text:style-name="Text_20_body">Translation of further docuements should not take place just now, since we should find a mechanism of updating the help files and we still need a bit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ymbol" svg:font-family="Symbol" style:font-charset="x-symbol"/>
    <style:font-face style:name="Tahoma1" svg:font-family="Tahoma"/>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9.7cm" fo:page-height="21.001cm" style:num-format="1" style:print-orientation="landscape" fo:margin-top="1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Jens Lauritsen</meta:initial-creator>
    <meta:creation-date>2005-10-30T12:03:02</meta:creation-date>
    <dc:creator>Jens Lauritsen</dc:creator>
    <dc:date>2006-11-01T20:34:52</dc:date>
    <dc:language>da-DK</dc:language>
    <meta:editing-cycles>5</meta:editing-cycles>
    <meta:editing-duration>PT1H22M23S</meta:editing-duration>
    <meta:user-defined meta:name="Info 1"/>
    <meta:user-defined meta:name="Info 2"/>
    <meta:user-defined meta:name="Info 3"/>
    <meta:user-defined meta:name="Info 4"/>
    <meta:document-statistic meta:table-count="2" meta:image-count="0" meta:object-count="0" meta:page-count="8" meta:paragraph-count="144" meta:word-count="1482" meta:character-count="9708"/>
  </office:meta>
</office:document-meta>
</file>